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 fo:language="de" fo:country="AT"/>
    </style:style>
    <style:style style:name="P5" style:parent-style-name="Standard" style:family="paragraph">
      <style:text-properties fo:font-weight="bold" style:font-weight-asian="bold" style:font-weight-complex="bold" fo:language="de" fo:country="AT"/>
    </style:style>
    <style:style style:name="P6" style:parent-style-name="Standard" style:family="paragraph">
      <style:text-properties fo:font-weight="bold" style:font-weight-asian="bold" style:font-weight-complex="bold" fo:language="de" fo:country="AT"/>
    </style:style>
    <style:style style:name="P7" style:parent-style-name="Standard" style:family="paragraph">
      <style:text-properties fo:font-weight="bold" style:font-weight-asian="bold" style:font-weight-complex="bold" fo:language="de" fo:country="AT"/>
    </style:style>
    <style:style style:name="P8" style:parent-style-name="Standard" style:family="paragraph">
      <style:text-properties fo:language="de" fo:country="AT"/>
    </style:style>
    <style:style style:name="P9" style:parent-style-name="Standard" style:family="paragraph">
      <style:text-properties fo:language="de" fo:country="AT"/>
    </style:style>
    <style:style style:name="P10" style:parent-style-name="Standard" style:family="paragraph">
      <style:text-properties fo:language="de" fo:country="AT"/>
    </style:style>
    <style:style style:name="P11" style:parent-style-name="Standard" style:family="paragraph">
      <style:text-properties fo:language="de" fo:country="AT"/>
    </style:style>
    <style:style style:name="P12" style:parent-style-name="Standard" style:family="paragraph">
      <style:text-properties fo:language="de" fo:country="AT"/>
    </style:style>
    <style:style style:name="P13" style:parent-style-name="Standard" style:family="paragraph">
      <style:text-properties fo:language="de" fo:country="AT"/>
    </style:style>
    <style:style style:name="P14" style:parent-style-name="Standard" style:family="paragraph">
      <style:text-properties fo:font-weight="bold" style:font-weight-asian="bold" style:font-weight-complex="bold" fo:language="de" fo:country="AT"/>
    </style:style>
    <style:style style:name="P15" style:parent-style-name="Standard" style:family="paragraph">
      <style:text-properties fo:font-weight="bold" style:font-weight-asian="bold" style:font-weight-complex="bold" fo:language="de" fo:country="AT"/>
    </style:style>
    <style:style style:name="P16" style:parent-style-name="Standard" style:family="paragraph">
      <style:text-properties fo:font-weight="bold" style:font-weight-asian="bold" style:font-weight-complex="bold" fo:language="de" fo:country="AT"/>
    </style:style>
    <style:style style:name="P17" style:parent-style-name="Standard" style:family="paragraph">
      <style:text-properties fo:language="de" fo:country="AT"/>
    </style:style>
    <style:style style:name="P18" style:parent-style-name="Standard" style:family="paragraph">
      <style:text-properties fo:font-weight="bold" style:font-weight-asian="bold" style:font-weight-complex="bold" fo:language="de" fo:country="AT"/>
    </style:style>
    <style:style style:name="P19" style:parent-style-name="Standard" style:family="paragraph">
      <style:text-properties fo:font-weight="bold" style:font-weight-asian="bold" style:font-weight-complex="bold" fo:language="de" fo:country="AT"/>
    </style:style>
    <style:style style:name="T20" style:parent-style-name="Absatz-Standardschriftart" style:family="text">
      <style:text-properties fo:language="de" fo:country="AT"/>
    </style:style>
    <style:style style:name="T21" style:parent-style-name="Absatz-Standardschriftart" style:family="text">
      <style:text-properties fo:font-weight="bold" style:font-weight-asian="bold" style:font-weight-complex="bold" fo:language="de" fo:country="AT"/>
    </style:style>
    <style:style style:name="P22" style:parent-style-name="Standard" style:family="paragraph">
      <style:text-properties fo:font-weight="bold" style:font-weight-asian="bold" style:font-weight-complex="bold" fo:language="de" fo:country="AT"/>
    </style:style>
    <style:style style:name="P23" style:parent-style-name="Standard" style:family="paragraph">
      <style:text-properties fo:font-weight="bold" style:font-weight-asian="bold" style:font-weight-complex="bold" fo:language="de" fo:country="AT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 fo:language="de" fo:country="AT"/>
    </style:style>
    <style:style style:name="P34" style:parent-style-name="Standard" style:family="paragraph">
      <style:text-properties fo:language="de" fo:country="AT"/>
    </style:style>
    <style:style style:name="P35" style:parent-style-name="Standard" style:family="paragraph">
      <style:text-properties fo:language="de" fo:country="AT"/>
    </style:style>
    <style:style style:name="P36" style:parent-style-name="Standard" style:family="paragraph">
      <style:text-properties fo:language="de" fo:country="AT"/>
    </style:style>
    <style:style style:name="P37" style:parent-style-name="Standard" style:family="paragraph">
      <style:text-properties fo:language="de" fo:country="AT"/>
    </style:style>
    <style:style style:name="T38" style:parent-style-name="Absatz-Standardschriftart" style:family="text">
      <style:text-properties fo:language="de" fo:country="AT"/>
    </style:style>
    <style:style style:name="T39" style:parent-style-name="Absatz-Standardschriftart" style:family="text">
      <style:text-properties fo:color="#FF0000" fo:language="de" fo:country="AT"/>
    </style:style>
    <style:style style:name="T40" style:parent-style-name="Absatz-Standardschriftart" style:family="text">
      <style:text-properties fo:language="de" fo:country="AT"/>
    </style:style>
    <style:style style:name="P41" style:parent-style-name="Standard" style:family="paragraph">
      <style:text-properties fo:language="de" fo:country="AT"/>
    </style:style>
    <style:style style:name="P42" style:parent-style-name="Standard" style:family="paragraph">
      <style:text-properties fo:language="de" fo:country="AT"/>
    </style:style>
    <style:style style:name="P43" style:parent-style-name="Standard" style:family="paragraph">
      <style:text-properties fo:language="de" fo:country="AT"/>
    </style:style>
    <style:style style:name="P44" style:parent-style-name="Standard" style:family="paragraph">
      <style:text-properties fo:language="de" fo:country="AT"/>
    </style:style>
    <style:style style:name="P45" style:parent-style-name="Standard" style:family="paragraph">
      <style:text-properties fo:font-weight="bold" style:font-weight-asian="bold" style:font-weight-complex="bold" fo:language="de" fo:country="AT"/>
    </style:style>
    <style:style style:name="P46" style:parent-style-name="Standard" style:family="paragraph">
      <style:text-properties fo:font-weight="bold" style:font-weight-asian="bold" style:font-weight-complex="bold" fo:language="de" fo:country="AT"/>
    </style:style>
  </office:automatic-styles>
  <office:body>
    <office:text text:use-soft-page-breaks="true">
      <text:p text:style-name="P1"/>
      <text:p text:style-name="P2"/>
      <text:p text:style-name="P3"/>
      <text:p text:style-name="P4">Einrichten UR3e für Verwendung mit Moveit etc.</text:p>
      <text:p text:style-name="P5"/>
      <text:p text:style-name="P6">Um den Roboter für die ‘normale’ Nutzung einzurichten, müssen folgene Schritte in der vorgegebenen Reihenfolge vorgenommen werden:</text:p>
      <text:p text:style-name="P7"/>
      <text:p text:style-name="P8">Modus von Fernsteuerung auf Lokale Steuerung auf Manuell ändern (PW: runrobot)</text:p>
      <text:p text:style-name="P9">Burger Icon oben rechts → Einstellungen <text:s/>→ System→ URCaps →auf + klicken -&gt; externalcontrol.urcaps installieren → Neustart</text:p>
      <text:p text:style-name="P10"/>
      <text:p text:style-name="P11">Oben links auf Installieren → URCaps → ExternalControl → Laptop IP setzen (laptop sollte mit Lan-Kabel an Router angeschlossen werden)</text:p>
      <text:p text:style-name="P12"/>
      <text:p text:style-name="P13">Oben links auf Programm → URCaps → External Controll → roslaunch ur_robot_driver ur3e_bringup.launch robot_ip:=192.168.1.11 → Roboterprogramm mit der Laptop IP auswählen und<text:s/>auf play drücken (Roboter muss zuerst laufen unten links)</text:p>
      <text:p text:style-name="P14"/>
      <text:p text:style-name="P15"/>
      <text:p text:style-name="P16">mit Schiebereglern steuern:</text:p>
      <text:p text:style-name="P17">rosrun rqt_joint_trajectory_controller rqt_joint_trajectory_controller</text:p>
      <text:p text:style-name="P18"/>
      <text:p text:style-name="P19">Mit Moveit steuern:</text:p>
      <text:p text:style-name="Standard"><text:span text:style-name="T20">Moveit muss installiert sein!</text:span><text:span text:style-name="T21"><text:s/>→</text:span></text:p>
      <text:p text:style-name="P22"/>
      <text:p text:style-name="P23">ROS1:</text:p>
      <text:p text:style-name="Standard"><text:span text:style-name="SourceText">roslaunch ur3e_moveit_config<text:s/></text:span><text:span text:style-name="SourceText">moveit_planning_execution.launch</text:span></text:p>
      <text:p text:style-name="P24"/>
      <text:p text:style-name="Standard"><text:span text:style-name="SourceText">roslaunch ur3e_moveit_config moveit_rviz.launch</text:span></text:p>
      <text:p text:style-name="P25"/>
      <text:p text:style-name="P26"/>
      <text:p text:style-name="P27">ROS2:</text:p>
      <text:p text:style-name="P28">ros2 launch ur_robot_driver ur_control.launch.py ur_type:=ur3e robot_ip:=192.168.1.11 launch_rviz:=false</text:p>
      <text:p text:style-name="P29"/>
      <text:p text:style-name="P30">ros2 launch ur_moveit_config ur_moveit.launch.py ur_type:=ur3e launch_rviz:=true</text:p>
      <text:p text:style-name="P31"/>
      <text:p text:style-name="P32"/>
      <text:p text:style-name="P33">Zurücksetzen:</text:p>
      <text:p text:style-name="P34">Burger Icon → Einstellungen → System → URCaps → External Control installieren löschen</text:p>
      <text:p text:style-name="P35"/>
      <text:p text:style-name="P36">Wieder das Robotiq Grippers installieren<text:s/>(wie external controll UR Caps)</text:p>
      <text:p text:style-name="P37">Modus von Fernsteuerung auf Lokale Steuerung auf Manuell ändern (PW: runrobot)</text:p>
      <text:p text:style-name="Standard"><text:span text:style-name="T38">Burger Icon oben rechts → Einstellungen <text:s/>→ System→ URCaps →auf + klicken -&gt;<text:s/></text:span><text:span text:style-name="T39">externalcontrol.urcaps</text:span><text:span text:style-name="T40"><text:s/>installieren → Neustart</text:span></text:p>
      <text:p text:style-name="P41"/>
      <text:p text:style-name="P42">Das in rot<text:s/>das robotiq grippers auswählen</text:p>
      <text:p text:style-name="P43"/>
      <text:p text:style-name="P44"/>
      <text:p text:style-name="P45"/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ebastian Goebel</dc:creator>
    <meta:creation-date>2023-10-13T13:54:00Z</meta:creation-date>
    <dc:date>2023-11-24T09:58:00Z</dc:date>
    <meta:template xlink:href="Normal.dotm" xlink:type="simple"/>
    <meta:editing-cycles>20</meta:editing-cycles>
    <meta:editing-duration>PT0S</meta:editing-duration>
    <meta:document-statistic meta:page-count="1" meta:paragraph-count="3" meta:word-count="225" meta:character-count="1643" meta:row-count="11" meta:non-whitespace-character-count="1421"/>
  </office:meta>
</office:document-meta>
</file>